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F000000DD000000DDD6FA36F5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120"/>
    <style:style style:name="ce3" style:family="table-cell" style:parent-style-name="Default" style:data-style-name="N119"/>
    <style:style style:name="ce4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Temperatur</text:p>
          </table:table-cell>
          <table:table-cell office:value-type="string">
            <text:p>Widerstand</text:p>
          </table:table-cell>
          <table:table-cell table:style-name="Default" office:value-type="string">
            <text:p>M scal</text:p>
          </table:table-cell>
          <table:table-cell table:style-name="Default" office:value-type="string">
            <text:p>M lin</text:p>
          </table:table-cell>
          <table:table-cell table:number-columns-repeated="3"/>
        </table:table-row>
        <table:table-row table:style-name="ro1">
          <table:table-cell office:value-type="string">
            <text:p>°C</text:p>
          </table:table-cell>
          <table:table-cell office:value-type="string">
            <text:p>Oh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490">
            <text:p>490</text:p>
          </table:table-cell>
          <table:table-cell table:formula="oooc:=[.B3]*[.D$9]/[.B$9]" office:value-type="float" office:value="0.139402560455192">
            <text:p>0.1394</text:p>
          </table:table-cell>
          <table:table-cell table:formula="oooc:=[.B3]/(2700+[.B3])" office:value-type="float" office:value="0.153605015673981">
            <text:p>0.1536</text:p>
          </table:table-cell>
          <table:table-cell table:number-columns-repeated="3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515">
            <text:p>515</text:p>
          </table:table-cell>
          <table:table-cell table:formula="oooc:=[.B4]*[.D$9]/[.B$9]" office:value-type="float" office:value="0.14651493598862">
            <text:p>0.1465</text:p>
          </table:table-cell>
          <table:table-cell table:formula="oooc:=[.B4]/(2700+[.B4])" office:value-type="float" office:value="0.160186625194401">
            <text:p>0.1602</text:p>
          </table:table-cell>
          <table:table-cell table:number-columns-repeated="2"/>
          <table:table-cell>
            <draw:frame table:end-cell-address="Sheet1.Q33" table:end-x="0.0657in" table:end-y="0.0626in" draw:z-index="0" draw:style-name="gr1" svg:width="8.9228in" svg:height="5.2193in" svg:x="0.0335in" svg:y="0in">
              <draw:object draw:notify-on-update-of-ranges="Sheet1.C1:Sheet1.C1 Sheet1.C2:Sheet1.C26 Sheet1.A2:Sheet1.A26 Sheet1.D1:Sheet1.D1 Sheet1.D2:Sheet1.D26 Sheet1.A2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567">
            <text:p>567</text:p>
          </table:table-cell>
          <table:table-cell table:formula="oooc:=[.B5]*[.D$9]/[.B$9]" office:value-type="float" office:value="0.161308677098151">
            <text:p>0.1613</text:p>
          </table:table-cell>
          <table:table-cell table:formula="oooc:=[.B5]/(2700+[.B5])" office:value-type="float" office:value="0.173553719008264">
            <text:p>0.1736</text:p>
          </table:table-cell>
          <table:table-cell table:number-columns-repeated="3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624">
            <text:p>624</text:p>
          </table:table-cell>
          <table:table-cell table:formula="oooc:=[.B6]*[.D$9]/[.B$9]" office:value-type="float" office:value="0.177524893314367">
            <text:p>0.1775</text:p>
          </table:table-cell>
          <table:table-cell table:formula="oooc:=[.B6]/(2700+[.B6])" office:value-type="float" office:value="0.187725631768953">
            <text:p>0.1877</text:p>
          </table:table-cell>
          <table:table-cell table:number-columns-repeated="3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684">
            <text:p>684</text:p>
          </table:table-cell>
          <table:table-cell table:formula="oooc:=[.B7]*[.D$9]/[.B$9]" office:value-type="float" office:value="0.194594594594595">
            <text:p>0.1946</text:p>
          </table:table-cell>
          <table:table-cell table:formula="oooc:=[.B7]/(2700+[.B7])" office:value-type="float" office:value="0.202127659574468">
            <text:p>0.2021</text:p>
          </table:table-cell>
          <table:table-cell table:number-columns-repeated="3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747">
            <text:p>747</text:p>
          </table:table-cell>
          <table:table-cell table:formula="oooc:=[.B8]*[.D$9]/[.B$9]" office:value-type="float" office:value="0.212517780938834">
            <text:p>0.2125</text:p>
          </table:table-cell>
          <table:table-cell table:formula="oooc:=[.B8]/(2700+[.B8])" office:value-type="float" office:value="0.216710182767624">
            <text:p>0.2167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table:formula="oooc:=[.B9]*[.D$9]/[.B$9]" office:value-type="float" office:value="0.231863442389758">
            <text:p>0.2319</text:p>
          </table:table-cell>
          <table:table-cell table:formula="oooc:=[.B9]/(2700+[.B9])" office:value-type="float" office:value="0.231863442389758">
            <text:p>0.231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6">
            <text:p>886</text:p>
          </table:table-cell>
          <table:table-cell table:formula="oooc:=[.B10]*[.D$9]/[.B$9]" office:value-type="float" office:value="0.252062588904694">
            <text:p>0.2521</text:p>
          </table:table-cell>
          <table:table-cell table:formula="oooc:=[.B10]/(2700+[.B10])" office:value-type="float" office:value="0.24707194645845">
            <text:p>0.247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61">
            <text:p>961</text:p>
          </table:table-cell>
          <table:table-cell table:formula="oooc:=[.B11]*[.D$9]/[.B$9]" office:value-type="float" office:value="0.273399715504979">
            <text:p>0.2734</text:p>
          </table:table-cell>
          <table:table-cell table:formula="oooc:=[.B11]/(2700+[.B11])" office:value-type="float" office:value="0.262496585632341">
            <text:p>0.262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table:formula="oooc:=[.B12]*[.D$9]/[.B$9]" office:value-type="float" office:value="0.284495021337127">
            <text:p>0.2845</text:p>
          </table:table-cell>
          <table:table-cell table:formula="oooc:=[.B12]/(2700+[.B12])" office:value-type="float" office:value="0.27027027027027">
            <text:p>0.270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40">
            <text:p>1040</text:p>
          </table:table-cell>
          <table:table-cell table:formula="oooc:=[.B13]*[.D$9]/[.B$9]" office:value-type="float" office:value="0.295874822190612">
            <text:p>0.2959</text:p>
          </table:table-cell>
          <table:table-cell table:formula="oooc:=[.B13]/(2700+[.B13])" office:value-type="float" office:value="0.27807486631016">
            <text:p>0.278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22">
            <text:p>1122</text:p>
          </table:table-cell>
          <table:table-cell table:formula="oooc:=[.B14]*[.D$9]/[.B$9]" office:value-type="float" office:value="0.319203413940256">
            <text:p>0.3192</text:p>
          </table:table-cell>
          <table:table-cell table:formula="oooc:=[.B14]/(2700+[.B14])" office:value-type="float" office:value="0.293563579277865">
            <text:p>0.2936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9">
            <text:p>1209</text:p>
          </table:table-cell>
          <table:table-cell table:formula="oooc:=[.B15]*[.D$9]/[.B$9]" office:value-type="float" office:value="0.343954480796586">
            <text:p>0.3440</text:p>
          </table:table-cell>
          <table:table-cell table:formula="oooc:=[.B15]/(2700+[.B15])" office:value-type="float" office:value="0.30928626247122">
            <text:p>0.3093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99">
            <text:p>1299</text:p>
          </table:table-cell>
          <table:table-cell table:formula="oooc:=[.B16]*[.D$9]/[.B$9]" office:value-type="float" office:value="0.369559032716927">
            <text:p>0.3696</text:p>
          </table:table-cell>
          <table:table-cell table:formula="oooc:=[.B16]/(2700+[.B16])" office:value-type="float" office:value="0.32483120780195">
            <text:p>0.3248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2">
            <text:p>1392</text:p>
          </table:table-cell>
          <table:table-cell table:formula="oooc:=[.B17]*[.D$9]/[.B$9]" office:value-type="float" office:value="0.39601706970128">
            <text:p>0.3960</text:p>
          </table:table-cell>
          <table:table-cell table:formula="oooc:=[.B17]/(2700+[.B17])" office:value-type="float" office:value="0.340175953079179">
            <text:p>0.3402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90">
            <text:p>1490</text:p>
          </table:table-cell>
          <table:table-cell table:formula="oooc:=[.B18]*[.D$9]/[.B$9]" office:value-type="float" office:value="0.423897581792319">
            <text:p>0.4239</text:p>
          </table:table-cell>
          <table:table-cell table:formula="oooc:=[.B18]/(2700+[.B18])" office:value-type="float" office:value="0.355608591885442">
            <text:p>0.3556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91">
            <text:p>1591</text:p>
          </table:table-cell>
          <table:table-cell table:formula="oooc:=[.B19]*[.D$9]/[.B$9]" office:value-type="float" office:value="0.452631578947368">
            <text:p>0.4526</text:p>
          </table:table-cell>
          <table:table-cell table:formula="oooc:=[.B19]/(2700+[.B19])" office:value-type="float" office:value="0.370776042880447">
            <text:p>0.37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96">
            <text:p>1696</text:p>
          </table:table-cell>
          <table:table-cell table:formula="oooc:=[.B20]*[.D$9]/[.B$9]" office:value-type="float" office:value="0.482503556187767">
            <text:p>0.4825</text:p>
          </table:table-cell>
          <table:table-cell table:formula="oooc:=[.B20]/(2700+[.B20])" office:value-type="float" office:value="0.385805277525023">
            <text:p>0.3858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05">
            <text:p>1805</text:p>
          </table:table-cell>
          <table:table-cell table:formula="oooc:=[.B21]*[.D$9]/[.B$9]" office:value-type="float" office:value="0.513513513513513">
            <text:p>0.5135</text:p>
          </table:table-cell>
          <table:table-cell table:formula="oooc:=[.B21]/(2700+[.B21])" office:value-type="float" office:value="0.400665926748058">
            <text:p>0.4007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15">
            <text:p>1915</text:p>
          </table:table-cell>
          <table:table-cell table:formula="oooc:=[.B22]*[.D$9]/[.B$9]" office:value-type="float" office:value="0.544807965860597">
            <text:p>0.5448</text:p>
          </table:table-cell>
          <table:table-cell table:formula="oooc:=[.B22]/(2700+[.B22])" office:value-type="float" office:value="0.414951245937161">
            <text:p>0.4150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970">
            <text:p>1970</text:p>
          </table:table-cell>
          <table:table-cell table:formula="oooc:=[.B23]*[.D$9]/[.B$9]" office:value-type="float" office:value="0.560455192034139">
            <text:p>0.5605</text:p>
          </table:table-cell>
          <table:table-cell table:formula="oooc:=[.B23]/(2700+[.B23])" office:value-type="float" office:value="0.421841541755889">
            <text:p>0.4218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23">
            <text:p>2023</text:p>
          </table:table-cell>
          <table:table-cell table:formula="oooc:=[.B24]*[.D$9]/[.B$9]" office:value-type="float" office:value="0.575533428165007">
            <text:p>0.5755</text:p>
          </table:table-cell>
          <table:table-cell table:formula="oooc:=[.B24]/(2700+[.B24])" office:value-type="float" office:value="0.428329451619733">
            <text:p>0.4283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24">
            <text:p>2124</text:p>
          </table:table-cell>
          <table:table-cell table:formula="oooc:=[.B25]*[.D$9]/[.B$9]" office:value-type="float" office:value="0.604267425320057">
            <text:p>0.6043</text:p>
          </table:table-cell>
          <table:table-cell table:formula="oooc:=[.B25]/(2700+[.B25])" office:value-type="float" office:value="0.440298507462687">
            <text:p>0.4403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11">
            <text:p>2211</text:p>
          </table:table-cell>
          <table:table-cell table:formula="oooc:=[.B26]*[.D$9]/[.B$9]" office:value-type="float" office:value="0.629018492176387">
            <text:p>0.6290</text:p>
          </table:table-cell>
          <table:table-cell table:formula="oooc:=[.B26]/(2700+[.B26])" office:value-type="float" office:value="0.450213805742211">
            <text:p>0.45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f(x) = M(T)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y = 0,001546445779504x + 0,23180200477679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f(x) = T(M)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y = 646,619521824354000x - 149,88675224845800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alibrierung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Genau</text:p>
          </table:table-cell>
          <table:table-cell office:value-type="string">
            <text:p>Board</text:p>
          </table:table-cell>
          <table:table-cell table:style-name="Default" office:value-type="string">
            <text:p>Abweichung</text:p>
          </table:table-cell>
          <table:table-cell table:style-name="Default"/>
          <table:table-cell table:number-columns-repeated="2"/>
          <table:table-cell>
            <draw:frame table:end-cell-address="Sheet1.P92" table:end-x="0.8012in" table:end-y="0.0209in" draw:z-index="1" draw:style-name="gr1" svg:width="8.7256in" svg:height="10.1555in" svg:x="0.0768in" svg:y="0in">
              <draw:object draw:notify-on-update-of-ranges="Sheet1.C8:Sheet1.C16 Sheet1.A8:Sheet1.A16 Sheet1.D8:Sheet1.D16 Sheet1.A8:Sheet1.A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18.5">
            <text:p>18.5</text:p>
          </table:table-cell>
          <table:table-cell table:style-name="ce2" office:value-type="float" office:value="21.2">
            <text:p>21.2</text:p>
          </table:table-cell>
          <table:table-cell table:style-name="ce2" table:formula="oooc:=[.A36]-[.B36]" office:value-type="float" office:value="-2.7">
            <text:p>-2.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1.5">
            <text:p>1.5</text:p>
          </table:table-cell>
          <table:table-cell table:style-name="ce2" office:value-type="float" office:value="4.1">
            <text:p>4.1</text:p>
          </table:table-cell>
          <table:table-cell table:style-name="ce2" table:formula="oooc:=[.A37]-[.B37]" office:value-type="float" office:value="-2.6">
            <text:p>-2.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1.4">
            <text:p>1.4</text:p>
          </table:table-cell>
          <table:table-cell table:style-name="ce2" office:value-type="float" office:value="4.1">
            <text:p>4.1</text:p>
          </table:table-cell>
          <table:table-cell table:style-name="ce2" table:formula="oooc:=[.A38]-[.B38]" office:value-type="float" office:value="-2.7">
            <text:p>-2.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-2.7">
            <text:p>-2.7</text:p>
          </table:table-cell>
          <table:table-cell table:style-name="ce2" office:value-type="float" office:value="-5">
            <text:p>-5.0</text:p>
          </table:table-cell>
          <table:table-cell table:style-name="ce2" table:formula="oooc:=[.A39]-[.B39]" office:value-type="float" office:value="2.3">
            <text:p>2.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18.6">
            <text:p>18.6</text:p>
          </table:table-cell>
          <table:table-cell table:style-name="ce2" office:value-type="float" office:value="21.2">
            <text:p>21.2</text:p>
          </table:table-cell>
          <table:table-cell table:style-name="ce2" table:formula="oooc:=[.A40]-[.B40]" office:value-type="float" office:value="-2.6">
            <text:p>-2.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17.9">
            <text:p>17.9</text:p>
          </table:table-cell>
          <table:table-cell table:style-name="ce2" office:value-type="float" office:value="20.6">
            <text:p>20.6</text:p>
          </table:table-cell>
          <table:table-cell table:style-name="ce2" table:formula="oooc:=[.A41]-[.B41]" office:value-type="float" office:value="-2.7">
            <text:p>-2.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18.6">
            <text:p>18.6</text:p>
          </table:table-cell>
          <table:table-cell table:style-name="ce2" office:value-type="float" office:value="21.2">
            <text:p>21.2</text:p>
          </table:table-cell>
          <table:table-cell table:style-name="ce2" table:formula="oooc:=[.A42]-[.B42]" office:value-type="float" office:value="-2.6">
            <text:p>-2.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17.7">
            <text:p>17.7</text:p>
          </table:table-cell>
          <table:table-cell table:style-name="ce2" office:value-type="float" office:value="20.6">
            <text:p>20.6</text:p>
          </table:table-cell>
          <table:table-cell table:style-name="ce2" table:formula="oooc:=[.A43]-[.B43]" office:value-type="float" office:value="-2.9">
            <text:p>-2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table:formula="oooc:=AVERAGE([.C36:.C43])" office:value-type="float" office:value="-2.0625">
            <text:p>-2.062500</text:p>
          </table:table-cell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4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7">02/17/2008</text:date>, <text:time>19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Christian Unhold</meta:initial-creator>
    <meta:creation-date>2008-02-15T16:28:18</meta:creation-date>
    <dc:creator>Christian Unhold</dc:creator>
    <dc:date>2008-02-17T19:25:32</dc:date>
    <meta:editing-cycles>5</meta:editing-cycles>
    <meta:editing-duration>PT10M18S</meta:editing-duration>
    <meta:user-defined meta:name="Info 1"/>
    <meta:user-defined meta:name="Info 2"/>
    <meta:user-defined meta:name="Info 3"/>
    <meta:user-defined meta:name="Info 4"/>
    <meta:document-statistic meta:table-count="3" meta:cell-count="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 chart:regression-type="linear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svg:stroke-width="0.1cm"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164cm" svg:height="25.796cm" chart:class="chart:scatter" chart:style-name="ch1">
        <chart:legend chart:legend-position="end" svg:x="17.103cm" svg:y="12.164cm" chart:style-name="ch2"/>
        <chart:plot-area chart:style-name="ch3" table:cell-range-address="Sheet1.A8:Sheet1.A16 Sheet1.C8:Sheet1.D16" svg:x="0.443cm" svg:y="0.515cm" svg:width="16.217cm" svg:height="24.2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16" chart:class="chart:scatter">
            <chart:domain table:cell-range-address="Sheet1.A8:Sheet1.A16"/>
            <chart:data-point chart:repeated="9"/>
          </chart:series>
          <chart:series chart:style-name="ch8" chart:values-cell-range-address="Sheet1.D8:Sheet1.D16" chart:class="chart:scatter"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Zeile 8</text:p>
              </table:table-cell>
              <table:table-cell office:value-type="float" office:value="-10">
                <text:p>-10</text:p>
              </table:table-cell>
              <table:table-cell office:value-type="float" office:value="0.212517780938834">
                <text:p>0.212517780938834</text:p>
              </table:table-cell>
              <table:table-cell office:value-type="float" office:value="0.216710182767624">
                <text:p>0.216710182767624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0">
                <text:p>0</text:p>
              </table:table-cell>
              <table:table-cell office:value-type="float" office:value="0.231863442389758">
                <text:p>0.231863442389758</text:p>
              </table:table-cell>
              <table:table-cell office:value-type="float" office:value="0.231863442389758">
                <text:p>0.231863442389758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10">
                <text:p>10</text:p>
              </table:table-cell>
              <table:table-cell office:value-type="float" office:value="0.252062588904694">
                <text:p>0.252062588904694</text:p>
              </table:table-cell>
              <table:table-cell office:value-type="float" office:value="0.24707194645845">
                <text:p>0.24707194645845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20">
                <text:p>20</text:p>
              </table:table-cell>
              <table:table-cell office:value-type="float" office:value="0.273399715504979">
                <text:p>0.273399715504979</text:p>
              </table:table-cell>
              <table:table-cell office:value-type="float" office:value="0.262496585632341">
                <text:p>0.262496585632341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25">
                <text:p>25</text:p>
              </table:table-cell>
              <table:table-cell office:value-type="float" office:value="0.284495021337127">
                <text:p>0.284495021337127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30">
                <text:p>30</text:p>
              </table:table-cell>
              <table:table-cell office:value-type="float" office:value="0.295874822190612">
                <text:p>0.295874822190612</text:p>
              </table:table-cell>
              <table:table-cell office:value-type="float" office:value="0.27807486631016">
                <text:p>0.27807486631016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40">
                <text:p>40</text:p>
              </table:table-cell>
              <table:table-cell office:value-type="float" office:value="0.319203413940256">
                <text:p>0.319203413940256</text:p>
              </table:table-cell>
              <table:table-cell office:value-type="float" office:value="0.293563579277865">
                <text:p>0.293563579277865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50">
                <text:p>50</text:p>
              </table:table-cell>
              <table:table-cell office:value-type="float" office:value="0.343954480796586">
                <text:p>0.343954480796586</text:p>
              </table:table-cell>
              <table:table-cell office:value-type="float" office:value="0.30928626247122">
                <text:p>0.30928626247122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60">
                <text:p>60</text:p>
              </table:table-cell>
              <table:table-cell office:value-type="float" office:value="0.369559032716927">
                <text:p>0.369559032716927</text:p>
              </table:table-cell>
              <table:table-cell office:value-type="float" office:value="0.32483120780195">
                <text:p>0.32483120780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tick-marks-minor-inner="false" chart:tick-marks-minor-outer="true" chart:logarithmic="false" chart:minimum="-60" chart:maximum="150" chart:interval-major="30" text:line-break="false" chart:visible="true" chart:interval-minor-divisor="1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automatic" chart:symbol-width="0.12cm" chart:symbol-height="0.12cm" chart:regression-type="linear">
        <chart:symbol-image xlink:href="Pictures/2000000F000000DD000000DDD6FA36F5.svm" xlink:type="simple" xlink:actuate="onLoad"/>
      </style:chart-properties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stroke-dash="Ultrafine_20_Dashed" svg:stroke-width="0.051cm" svg:stroke-color="#ff420e"/>
    </style:style>
    <style:style style:name="ch9" style:family="chart">
      <style:chart-properties chart:symbol-type="automatic" chart:symbol-width="0.12cm" chart:symbol-height="0.12cm" chart:regression-type="linear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svg:stroke-width="0.051cm"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2.665cm" svg:height="13.258cm" chart:class="chart:scatter" chart:style-name="ch1">
        <chart:legend chart:legend-position="end" svg:x="17.965cm" svg:y="5.681cm" chart:style-name="ch2"/>
        <chart:plot-area chart:style-name="ch3" table:cell-range-address="Sheet1.A1:Sheet1.A26 Sheet1.C1:Sheet1.D26" chart:data-source-has-labels="row" svg:x="0.452cm" svg:y="0.265cm" svg:width="17.059cm" svg:height="12.462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2:Sheet1.C26" chart:label-cell-address="Sheet1.C1:Sheet1.C1" chart:class="chart:scatter">
            <chart:domain table:cell-range-address="Sheet1.A2:Sheet1.A26"/>
            <chart:regression-curve chart:style-name="ch8"/>
            <chart:data-point chart:repeated="25"/>
          </chart:series>
          <chart:series chart:style-name="ch9" chart:values-cell-range-address="Sheet1.D2:Sheet1.D26" chart:label-cell-address="Sheet1.D1:Sheet1.D1" chart:class="chart:scatter">
            <chart:regression-curve chart:style-name="ch10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 scal</text:p>
              </table:table-cell>
              <table:table-cell office:value-type="string">
                <text:p>M lin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-55">
                <text:p>-55</text:p>
              </table:table-cell>
              <table:table-cell office:value-type="float" office:value="0.139402560455192">
                <text:p>0.139402560455192</text:p>
              </table:table-cell>
              <table:table-cell office:value-type="float" office:value="0.153605015673981">
                <text:p>0.153605015673981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-50">
                <text:p>-50</text:p>
              </table:table-cell>
              <table:table-cell office:value-type="float" office:value="0.14651493598862">
                <text:p>0.14651493598862</text:p>
              </table:table-cell>
              <table:table-cell office:value-type="float" office:value="0.160186625194401">
                <text:p>0.160186625194401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-40">
                <text:p>-40</text:p>
              </table:table-cell>
              <table:table-cell office:value-type="float" office:value="0.161308677098151">
                <text:p>0.161308677098151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-30">
                <text:p>-30</text:p>
              </table:table-cell>
              <table:table-cell office:value-type="float" office:value="0.177524893314367">
                <text:p>0.177524893314367</text:p>
              </table:table-cell>
              <table:table-cell office:value-type="float" office:value="0.187725631768953">
                <text:p>0.187725631768953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-20">
                <text:p>-20</text:p>
              </table:table-cell>
              <table:table-cell office:value-type="float" office:value="0.194594594594595">
                <text:p>0.194594594594595</text:p>
              </table:table-cell>
              <table:table-cell office:value-type="float" office:value="0.202127659574468">
                <text:p>0.202127659574468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-10">
                <text:p>-10</text:p>
              </table:table-cell>
              <table:table-cell office:value-type="float" office:value="0.212517780938834">
                <text:p>0.212517780938834</text:p>
              </table:table-cell>
              <table:table-cell office:value-type="float" office:value="0.216710182767624">
                <text:p>0.216710182767624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0">
                <text:p>0</text:p>
              </table:table-cell>
              <table:table-cell office:value-type="float" office:value="0.231863442389758">
                <text:p>0.231863442389758</text:p>
              </table:table-cell>
              <table:table-cell office:value-type="float" office:value="0.231863442389758">
                <text:p>0.231863442389758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10">
                <text:p>10</text:p>
              </table:table-cell>
              <table:table-cell office:value-type="float" office:value="0.252062588904694">
                <text:p>0.252062588904694</text:p>
              </table:table-cell>
              <table:table-cell office:value-type="float" office:value="0.24707194645845">
                <text:p>0.24707194645845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20">
                <text:p>20</text:p>
              </table:table-cell>
              <table:table-cell office:value-type="float" office:value="0.273399715504979">
                <text:p>0.273399715504979</text:p>
              </table:table-cell>
              <table:table-cell office:value-type="float" office:value="0.262496585632341">
                <text:p>0.262496585632341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25">
                <text:p>25</text:p>
              </table:table-cell>
              <table:table-cell office:value-type="float" office:value="0.284495021337127">
                <text:p>0.284495021337127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30">
                <text:p>30</text:p>
              </table:table-cell>
              <table:table-cell office:value-type="float" office:value="0.295874822190612">
                <text:p>0.295874822190612</text:p>
              </table:table-cell>
              <table:table-cell office:value-type="float" office:value="0.27807486631016">
                <text:p>0.27807486631016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40">
                <text:p>40</text:p>
              </table:table-cell>
              <table:table-cell office:value-type="float" office:value="0.319203413940256">
                <text:p>0.319203413940256</text:p>
              </table:table-cell>
              <table:table-cell office:value-type="float" office:value="0.293563579277865">
                <text:p>0.293563579277865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50">
                <text:p>50</text:p>
              </table:table-cell>
              <table:table-cell office:value-type="float" office:value="0.343954480796586">
                <text:p>0.343954480796586</text:p>
              </table:table-cell>
              <table:table-cell office:value-type="float" office:value="0.30928626247122">
                <text:p>0.30928626247122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60">
                <text:p>60</text:p>
              </table:table-cell>
              <table:table-cell office:value-type="float" office:value="0.369559032716927">
                <text:p>0.369559032716927</text:p>
              </table:table-cell>
              <table:table-cell office:value-type="float" office:value="0.32483120780195">
                <text:p>0.32483120780195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70">
                <text:p>70</text:p>
              </table:table-cell>
              <table:table-cell office:value-type="float" office:value="0.39601706970128">
                <text:p>0.39601706970128</text:p>
              </table:table-cell>
              <table:table-cell office:value-type="float" office:value="0.340175953079179">
                <text:p>0.340175953079179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80">
                <text:p>80</text:p>
              </table:table-cell>
              <table:table-cell office:value-type="float" office:value="0.423897581792319">
                <text:p>0.423897581792319</text:p>
              </table:table-cell>
              <table:table-cell office:value-type="float" office:value="0.355608591885442">
                <text:p>0.355608591885442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90">
                <text:p>90</text:p>
              </table:table-cell>
              <table:table-cell office:value-type="float" office:value="0.452631578947368">
                <text:p>0.452631578947368</text:p>
              </table:table-cell>
              <table:table-cell office:value-type="float" office:value="0.370776042880447">
                <text:p>0.370776042880447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00">
                <text:p>100</text:p>
              </table:table-cell>
              <table:table-cell office:value-type="float" office:value="0.482503556187767">
                <text:p>0.482503556187767</text:p>
              </table:table-cell>
              <table:table-cell office:value-type="float" office:value="0.385805277525023">
                <text:p>0.385805277525023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10">
                <text:p>110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400665926748058">
                <text:p>0.400665926748058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20">
                <text:p>120</text:p>
              </table:table-cell>
              <table:table-cell office:value-type="float" office:value="0.544807965860597">
                <text:p>0.544807965860597</text:p>
              </table:table-cell>
              <table:table-cell office:value-type="float" office:value="0.414951245937161">
                <text:p>0.414951245937161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25">
                <text:p>125</text:p>
              </table:table-cell>
              <table:table-cell office:value-type="float" office:value="0.560455192034139">
                <text:p>0.560455192034139</text:p>
              </table:table-cell>
              <table:table-cell office:value-type="float" office:value="0.421841541755889">
                <text:p>0.421841541755889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130">
                <text:p>130</text:p>
              </table:table-cell>
              <table:table-cell office:value-type="float" office:value="0.575533428165007">
                <text:p>0.575533428165007</text:p>
              </table:table-cell>
              <table:table-cell office:value-type="float" office:value="0.428329451619733">
                <text:p>0.428329451619733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140">
                <text:p>140</text:p>
              </table:table-cell>
              <table:table-cell office:value-type="float" office:value="0.604267425320057">
                <text:p>0.604267425320057</text:p>
              </table:table-cell>
              <table:table-cell office:value-type="float" office:value="0.440298507462687">
                <text:p>0.440298507462687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150">
                <text:p>150</text:p>
              </table:table-cell>
              <table:table-cell office:value-type="float" office:value="0.629018492176387">
                <text:p>0.629018492176387</text:p>
              </table:table-cell>
              <table:table-cell office:value-type="float" office:value="0.450213805742211">
                <text:p>0.450213805742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